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ffff99" draw:textarea-horizontal-align="justify" draw:textarea-vertical-align="middle" draw:auto-grow-height="false" fo:min-height="0.639cm" fo:min-width="2.04cm"/>
    </style:style>
    <style:style style:name="gr6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3.306cm" fo:min-width="2.04cm"/>
    </style:style>
    <style:style style:name="gr7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385cm" fo:min-width="0.135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385cm" fo:min-width="0.13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306cm" fo:min-width="2.04cm"/>
    </style:style>
    <style:style style:name="gr12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0.385cm" fo:min-width="0.135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99ccff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19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000000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3.556cm" svg:x="3.556cm" svg:y="1.381cm">
          <text:p text:style-name="P1">MEM0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635cm" svg:height="0.635cm" svg:x="2.921cm" svg:y="1.6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0.635cm" svg:height="0.635cm" svg:x="6.096cm" svg:y="1.6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54cm" svg:height="0.889cm" svg:x="3.558cm" svg:y="6.838cm">
          <draw:glue-point draw:id="4" svg:x="-2.496cm" svg:y="-4.926cm"/>
          <draw:glue-point draw:id="5" svg:x="2.503cm" svg:y="-4.926cm"/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54cm" svg:height="0.889cm" svg:x="3.557cm" svg:y="8.937cm">
          <text:p text:style-name="P1"><text:span text:style-name="T1">AB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2.54cm" svg:height="0.889cm" svg:x="12.156cm" svg:y="13.136cm">
          <draw:glue-point draw:id="4" svg:x="2.433cm" svg:y="-5.016cm"/>
          <draw:glue-point draw:id="5" svg:x="-2.566cm" svg:y="-5.016cm"/>
          <text:p text:style-name="P1"><text:span text:style-name="T1">M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54cm" svg:height="3.556cm" svg:x="21.955cm" svg:y="1.381cm">
          <draw:glue-point draw:id="4" svg:x="-2.425cm" svg:y="5.002cm"/>
          <text:p text:style-name="P1">MEM3</text:p>
          <draw:enhanced-geometry svg:viewBox="0 0 21600 21600" draw:type="rectangle" draw:enhanced-path="M 0 0 L 21600 0 21600 21600 0 21600 0 0 Z N"/>
        </draw:custom-shape>
        <draw:custom-shape draw:style-name="gr7" draw:text-style-name="P1" xml:id="id20" draw:id="id20" draw:layer="layout" svg:width="0.635cm" svg:height="0.635cm" svg:x="21.32cm" svg:y="1.6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24.495cm" svg:y="1.6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54cm" svg:height="3.556cm" svg:x="8.858cm" svg:y="1.382cm">
            <text:p text:style-name="P1">MEM1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35cm" svg:height="0.635cm" svg:x="8.222cm" svg:y="1.681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35cm" svg:height="0.635cm" svg:x="11.397cm" svg:y="1.681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6" draw:id="id6" draw:layer="layout" svg:width="2.54cm" svg:height="0.889cm" svg:x="3.555cm" svg:y="11.036cm">
          <draw:glue-point draw:id="4" svg:x="-2.484cm" svg:y="-5.005cm"/>
          <draw:glue-point draw:id="5" svg:x="2.515cm" svg:y="-5.005cm"/>
          <text:p text:style-name="P1"><text:span text:style-name="T1">ACC if 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2.54cm" svg:height="0.889cm" svg:x="11.755cm" svg:y="15.136cm">
          <draw:glue-point draw:id="4" svg:x="-2.488cm" svg:y="-5.016cm"/>
          <draw:glue-point draw:id="5" svg:x="2.511cm" svg:y="-5.016cm"/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54cm" svg:height="0.889cm" svg:x="2.334cm" svg:y="15.591cm">
          <draw:glue-point draw:id="4" svg:x="-2.177cm" svg:y="-4.814cm"/>
          <text:p text:style-name="P1"><text:span text:style-name="T1">DELAY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2.54cm" svg:height="0.889cm" svg:x="3.54cm" svg:y="18.399cm">
          <draw:glue-point draw:id="4" svg:x="-2.492cm" svg:y="-5.016cm"/>
          <draw:glue-point draw:id="5" svg:x="3.007cm" svg:y="-5.016cm"/>
          <text:p text:style-name="P1"><text:span text:style-name="T1">COMPA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2.54cm" svg:height="0.889cm" svg:x="4.067cm" svg:y="13.575cm">
          <draw:glue-point draw:id="4" svg:x="-2.492cm" svg:y="-4.341cm"/>
          <draw:glue-point draw:id="5" svg:x="2.5cm" svg:y="-4.994cm"/>
          <text:p text:style-name="P1"><text:span text:style-name="T1">MIN if 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556cm" svg:x="8.856cm" svg:y="1.381cm">
          <text:p text:style-name="P1">MEM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35cm" svg:height="0.635cm" svg:x="8.22cm" svg:y="1.6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635cm" svg:height="0.635cm" svg:x="11.395cm" svg:y="1.6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3.556cm" svg:x="15.556cm" svg:y="1.381cm">
          <text:p text:style-name="P1">MEM2</text:p>
          <draw:enhanced-geometry svg:viewBox="0 0 21600 21600" draw:type="rectangle" draw:enhanced-path="M 0 0 L 21600 0 21600 21600 0 21600 0 0 Z N"/>
        </draw:custom-shape>
        <draw:custom-shape draw:style-name="gr12" draw:text-style-name="P1" xml:id="id15" draw:id="id15" draw:layer="layout" svg:width="0.635cm" svg:height="0.635cm" svg:x="14.92cm" svg:y="1.6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2" draw:id="id12" draw:layer="layout" svg:width="0.635cm" svg:height="0.635cm" svg:x="18.095cm" svg:y="1.6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0cm 1.012cm" svg:x1="2.921cm" svg:y1="1.998cm" svg:x2="4.195cm" svg:y2="6.845cm" draw:start-shape="id1" draw:start-glue-point="3" draw:end-shape="id2" draw:end-glue-point="4" svg:d="M2921 1998h-502v3590h1776v1257" svg:viewBox="0 0 1777 4848">
          <text:p/>
        </draw:connector>
        <draw:connector draw:style-name="gr13" draw:text-style-name="P1" draw:layer="layout" svg:x1="4.828cm" svg:y1="7.727cm" svg:x2="4.827cm" svg:y2="8.937cm" draw:start-shape="id2" draw:start-glue-point="2" draw:end-shape="id3" draw:end-glue-point="0" svg:d="M4828 7727v604h-1v606" svg:viewBox="0 0 2 1211">
          <text:p/>
        </draw:connector>
        <draw:connector draw:style-name="gr13" draw:text-style-name="P1" xml:id="id5" draw:id="id5" draw:layer="layout" draw:line-skew="0.344cm" svg:x1="7.694cm" svg:y1="4.378cm" svg:x2="5.463cm" svg:y2="6.845cm" draw:end-shape="id2" draw:end-glue-point="5" svg:d="M7694 4378v1323h-2231v1144" svg:viewBox="0 0 2232 2468">
          <text:p/>
        </draw:connector>
        <draw:connector draw:style-name="gr14" draw:text-style-name="P1" draw:layer="layout" svg:x1="8.22cm" svg:y1="1.997cm" svg:x2="7.694cm" svg:y2="4.378cm" draw:start-shape="id4" draw:start-glue-point="3" draw:end-shape="id5" draw:end-glue-point="2" svg:d="M8220 1997h-526v2381" svg:viewBox="0 0 527 2382">
          <text:p/>
        </draw:connector>
        <draw:connector draw:style-name="gr13" draw:text-style-name="P1" draw:layer="layout" draw:line-skew="-0.157cm" svg:x1="4.827cm" svg:y1="9.826cm" svg:x2="4.195cm" svg:y2="11.036cm" draw:start-shape="id3" draw:start-glue-point="2" draw:end-shape="id6" draw:end-glue-point="4" svg:d="M4827 9826v447h-632v763" svg:viewBox="0 0 633 1211">
          <text:p/>
        </draw:connector>
        <draw:connector draw:style-name="gr13" draw:text-style-name="P1" xml:id="id8" draw:id="id8" draw:layer="layout" svg:x1="12.964cm" svg:y1="10.107cm" svg:x2="5.463cm" svg:y2="11.036cm" draw:end-shape="id6" draw:end-glue-point="5" svg:d="M12964 10107v214h-7501v715" svg:viewBox="0 0 7502 930">
          <text:p/>
        </draw:connector>
        <draw:connector draw:style-name="gr15" draw:text-style-name="P1" draw:layer="layout" svg:x1="12.03cm" svg:y1="1.997cm" svg:x2="12.964cm" svg:y2="10.107cm" draw:start-shape="id7" draw:start-glue-point="1" draw:end-shape="id8" draw:end-glue-point="2" svg:d="M12030 1997h934v8110" svg:viewBox="0 0 935 8111">
          <text:p/>
        </draw:connector>
        <draw:frame draw:style-name="gr16" draw:layer="layout" svg:width="0.714cm" svg:height="0.962cm" svg:x="5.591cm" svg:y="5.882cm">
          <draw:text-box>
            <text:p>-</text:p>
          </draw:text-box>
        </draw:frame>
        <draw:frame draw:style-name="gr17" draw:layer="layout" svg:width="0.875cm" svg:height="0.962cm" svg:x="3.305cm" svg:y="5.882cm">
          <draw:text-box>
            <text:p>+</text:p>
          </draw:text-box>
        </draw:frame>
        <draw:frame draw:style-name="gr18" draw:text-style-name="P3" draw:layer="layout" svg:width="0.845cm" svg:height="0.806cm" svg:x="5.428cm" svg:y="10.246cm">
          <draw:text-box>
            <text:p text:style-name="P3"><text:span text:style-name="T2">A</text:span></text:p>
          </draw:text-box>
        </draw:frame>
        <draw:frame draw:style-name="gr18" draw:text-style-name="P3" draw:layer="layout" svg:width="0.845cm" svg:height="0.806cm" svg:x="5.945cm" svg:y="12.559cm">
          <draw:text-box>
            <text:p text:style-name="P3"><text:span text:style-name="T2">A</text:span></text:p>
          </draw:text-box>
        </draw:frame>
        <draw:connector draw:style-name="gr19" draw:text-style-name="P1" draw:layer="layout" draw:line-skew="-1.198cm" svg:x1="4.825cm" svg:y1="11.925cm" svg:x2="3.604cm" svg:y2="15.591cm" draw:start-shape="id6" draw:start-glue-point="2" draw:end-shape="id9" draw:end-glue-point="0" svg:d="M4825 11925v634h-1221v3032" svg:viewBox="0 0 1222 3667">
          <text:p/>
        </draw:connector>
        <draw:connector draw:style-name="gr19" draw:text-style-name="P1" draw:layer="layout" svg:x1="4.83cm" svg:y1="12.446cm" svg:x2="4.705cm" svg:y2="13.634cm" draw:end-shape="id10" draw:end-glue-point="4" svg:d="M4830 12446v314h-125v874" svg:viewBox="0 0 126 1189">
          <text:p/>
        </draw:connector>
        <draw:connector draw:style-name="gr19" draw:text-style-name="P1" draw:layer="layout" draw:line-skew="-0.08cm" svg:x1="3.604cm" svg:y1="16.48cm" svg:x2="4.178cm" svg:y2="18.399cm" draw:start-shape="id9" draw:start-glue-point="2" draw:end-shape="id11" draw:end-glue-point="4" svg:d="M3604 16480v879h574v1040" svg:viewBox="0 0 575 1920">
          <text:p/>
        </draw:connector>
        <draw:connector draw:style-name="gr19" draw:text-style-name="P1" draw:layer="layout" draw:line-skew="-1.012cm" svg:x1="5.337cm" svg:y1="14.464cm" svg:x2="5.573cm" svg:y2="18.399cm" draw:start-shape="id10" draw:start-glue-point="2" draw:end-shape="id11" draw:end-glue-point="5" svg:d="M5337 14464v955h236v2980" svg:viewBox="0 0 237 3936">
          <text:p/>
        </draw:connector>
        <draw:frame draw:style-name="gr20" draw:text-style-name="P4" draw:layer="layout" svg:width="2.979cm" svg:height="1.361cm" svg:x="1.219cm" svg:y="11.924cm">
          <draw:text-box>
            <text:p text:style-name="P4"><text:span text:style-name="T2">Manhattan</text:span></text:p>
            <text:p text:style-name="P4"><text:span text:style-name="T2">Distance</text:span></text:p>
          </draw:text-box>
        </draw:frame>
        <draw:frame draw:style-name="gr21" draw:text-style-name="P3" draw:layer="layout" svg:width="1.902cm" svg:height="1.361cm" svg:x="2.416cm" svg:y="4.966cm">
          <draw:text-box>
            <text:p text:style-name="P3"><text:span text:style-name="T2">Point</text:span></text:p>
          </draw:text-box>
        </draw:frame>
        <draw:frame draw:style-name="gr21" draw:text-style-name="P3" draw:layer="layout" svg:width="2.537cm" svg:height="1.361cm" svg:x="4.956cm" svg:y="5.003cm">
          <draw:text-box>
            <text:p text:style-name="P3"><text:span text:style-name="T2">Centroid</text:span></text:p>
          </draw:text-box>
        </draw:frame>
        <draw:connector draw:style-name="gr19" draw:text-style-name="P1" xml:id="id13" draw:id="id13" draw:layer="layout" svg:x1="6.929cm" svg:y1="11.309cm" svg:x2="5.972cm" svg:y2="13.576cm" draw:end-shape="id10" draw:end-glue-point="5" svg:d="M6929 11309v882h-957v1385" svg:viewBox="0 0 958 2268">
          <text:p/>
        </draw:connector>
        <draw:connector draw:style-name="gr15" draw:text-style-name="P1" draw:layer="layout" svg:x1="18.73cm" svg:y1="1.997cm" svg:x2="6.929cm" svg:y2="11.309cm" draw:start-shape="id12" draw:start-glue-point="1" draw:end-shape="id13" draw:end-glue-point="2" svg:d="M18730 1997h500v9312h-12301" svg:viewBox="0 0 12302 9313">
          <text:p/>
        </draw:connector>
        <draw:connector draw:style-name="gr19" draw:text-style-name="P1" xml:id="id16" draw:id="id16" draw:layer="layout" draw:line-skew="1.004cm" svg:x1="14.014cm" svg:y1="9.713cm" svg:x2="14.043cm" svg:y2="13.136cm" draw:end-shape="id14" draw:end-glue-point="4" svg:d="M14014 9713v2465h29v958" svg:viewBox="0 0 30 3424">
          <text:p/>
        </draw:connector>
        <draw:connector draw:style-name="gr15" draw:text-style-name="P1" draw:layer="layout" svg:x1="14.92cm" svg:y1="1.997cm" svg:x2="14.014cm" svg:y2="9.713cm" draw:start-shape="id15" draw:start-glue-point="3" draw:end-shape="id16" draw:end-glue-point="2" svg:d="M14920 1997h-906v7716" svg:viewBox="0 0 907 7717">
          <text:p/>
        </draw:connector>
        <draw:frame draw:style-name="gr22" draw:layer="layout" svg:width="0.875cm" svg:height="0.962cm" svg:x="3.332cm" svg:y="17.55cm">
          <draw:text-box>
            <text:p>+</text:p>
          </draw:text-box>
        </draw:frame>
        <draw:frame draw:style-name="gr16" draw:layer="layout" svg:width="0.714cm" svg:height="0.962cm" svg:x="5.639cm" svg:y="17.523cm">
          <draw:text-box>
            <text:p>-</text:p>
          </draw:text-box>
        </draw:frame>
        <draw:connector draw:style-name="gr19" draw:text-style-name="P1" draw:layer="layout" draw:line-skew="0cm 0cm -0.442cm" svg:x1="4.81cm" svg:y1="19.288cm" svg:x2="12.775cm" svg:y2="13.136cm" draw:start-shape="id11" draw:start-glue-point="2" draw:end-shape="id14" draw:end-glue-point="5" svg:d="M4810 19288v500h4308v-7596h3657v944" svg:viewBox="0 0 7966 7597">
          <text:p/>
        </draw:connector>
        <draw:frame draw:style-name="gr23" draw:text-style-name="P3" draw:layer="layout" svg:width="5.887cm" svg:height="1.039cm" svg:x="7.226cm" svg:y="9.661cm">
          <draw:text-box>
            <text:p text:style-name="P3"><text:span text:style-name="T2">Accumulate or register</text:span></text:p>
          </draw:text-box>
        </draw:frame>
        <draw:frame draw:style-name="gr24" draw:text-style-name="P3" draw:layer="layout" svg:width="7.14cm" svg:height="0.806cm" svg:x="8.581cm" svg:y="10.581cm">
          <draw:text-box>
            <text:p text:style-name="P3"><text:span text:style-name="T2">Manhattan distance is ready</text:span></text:p>
          </draw:text-box>
        </draw:frame>
        <draw:frame draw:style-name="gr25" draw:text-style-name="P3" draw:layer="layout" svg:width="6.259cm" svg:height="0.806cm" svg:x="8.989cm" svg:y="18.978cm">
          <draw:text-box>
            <text:p text:style-name="P3"><text:span text:style-name="T2">There is a new minimum</text:span></text:p>
          </draw:text-box>
        </draw:frame>
        <draw:frame draw:style-name="gr26" draw:text-style-name="P3" draw:layer="layout" svg:width="5.688cm" svg:height="0.806cm" svg:x="14.021cm" svg:y="12.178cm">
          <draw:text-box>
            <text:p text:style-name="P3"><text:span text:style-name="T2">New minimum is valid</text:span></text:p>
          </draw:text-box>
        </draw:frame>
        <draw:connector draw:style-name="gr19" draw:text-style-name="P1" draw:layer="layout" draw:line-skew="-0.229cm" svg:x1="13.426cm" svg:y1="14.025cm" svg:x2="13.662cm" svg:y2="15.136cm" draw:start-shape="id14" draw:start-glue-point="2" draw:end-shape="id17" draw:end-glue-point="5" svg:d="M13426 14025v326h236v785" svg:viewBox="0 0 237 1112">
          <text:p/>
        </draw:connector>
        <draw:connector draw:style-name="gr19" draw:text-style-name="P1" xml:id="id19" draw:id="id19" draw:layer="layout" draw:line-skew="3.016cm" svg:x1="7.41cm" svg:y1="8.008cm" svg:x2="12.394cm" svg:y2="15.136cm" draw:end-shape="id17" draw:end-glue-point="4" svg:d="M7410 8008v6329h4984v799" svg:viewBox="0 0 4985 7129">
          <text:p/>
        </draw:connector>
        <draw:connector draw:style-name="gr15" draw:text-style-name="P1" draw:layer="layout" svg:x1="6.731cm" svg:y1="1.998cm" svg:x2="7.41cm" svg:y2="8.008cm" draw:start-shape="id18" draw:start-glue-point="1" draw:end-shape="id19" draw:end-glue-point="2" svg:d="M6731 1998h679v6010" svg:viewBox="0 0 680 6011">
          <text:p/>
        </draw:connector>
        <draw:frame draw:style-name="gr27" draw:text-style-name="P3" draw:layer="layout" svg:width="3.614cm" svg:height="0.806cm" svg:x="13.686cm" svg:y="14.2cm">
          <draw:text-box>
            <text:p text:style-name="P3"><text:span text:style-name="T2">Register now</text:span></text:p>
          </draw:text-box>
        </draw:frame>
        <draw:frame draw:style-name="gr28" draw:text-style-name="P3" draw:layer="layout" svg:width="3.969cm" svg:height="0.806cm" svg:x="7.265cm" svg:y="6.961cm">
          <draw:text-box>
            <text:p text:style-name="P3"><text:span text:style-name="T2">Centroid index</text:span></text:p>
          </draw:text-box>
        </draw:frame>
        <draw:connector draw:style-name="gr19" draw:text-style-name="P1" draw:layer="layout" draw:line-skew="0cm 2.386cm" svg:x1="13.025cm" svg:y1="16.025cm" svg:x2="21.32cm" svg:y2="1.998cm" draw:start-shape="id17" draw:start-glue-point="2" draw:end-shape="id20" draw:end-glue-point="3" svg:d="M13025 16025v500h7168v-14527h1127" svg:viewBox="0 0 8296 14528">
          <text:p/>
        </draw:connector>
        <draw:frame draw:style-name="gr29" draw:text-style-name="P5" draw:layer="layout" svg:width="3.008cm" svg:height="0.806cm" svg:x="15.949cm" svg:y="15.751cm">
          <draw:text-box>
            <text:p text:style-name="P5"><text:span text:style-name="T3">Point lab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Lopes</meta:initial-creator>
    <meta:creation-date>2014-12-12T09:44:41</meta:creation-date>
    <dc:date>2017-03-02T18:03:29.891391185</dc:date>
    <meta:editing-duration>PT13H15M37S</meta:editing-duration>
    <meta:editing-cycles>25</meta:editing-cycles>
    <meta:generator>LibreOffice/4.3.3.2$Linux_X86_64 LibreOffice_project/430m0$Build-2</meta:generator>
    <meta:document-statistic meta:object-count="60"/>
  </office:meta>
</office:document-meta>
</file>